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d0a6" officeooo:paragraph-rsid="0008d0a6"/>
    </style:style>
    <style:style style:name="P2" style:family="paragraph" style:parent-style-name="Standard">
      <style:text-properties officeooo:rsid="00094a73" officeooo:paragraph-rsid="00094a73"/>
    </style:style>
    <style:style style:name="P3" style:family="paragraph" style:parent-style-name="Standard">
      <style:text-properties officeooo:rsid="00094a73" officeooo:paragraph-rsid="000b1ccc"/>
    </style:style>
    <style:style style:name="P4" style:family="paragraph" style:parent-style-name="Standard">
      <style:text-properties officeooo:rsid="000a7ca2" officeooo:paragraph-rsid="000a7ca2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d61f2" officeooo:paragraph-rsid="000d61f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cd94" officeooo:paragraph-rsid="000ecd9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ecd94" officeooo:paragraph-rsid="000fd79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fd795" officeooo:paragraph-rsid="000fd79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0ccac" officeooo:paragraph-rsid="0010cca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6caeb" officeooo:paragraph-rsid="0016cae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d42b9" officeooo:paragraph-rsid="001d42b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2f379" officeooo:paragraph-rsid="0022f37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2f379" officeooo:paragraph-rsid="0023192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31922" officeooo:paragraph-rsid="0023192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354b8" officeooo:paragraph-rsid="002354b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5ab40" officeooo:paragraph-rsid="0025ab40" style:font-weight-asian="normal" style:font-weight-complex="normal"/>
    </style:style>
    <style:style style:name="P17" style:family="paragraph" style:parent-style-name="Standard">
      <style:text-properties fo:font-weight="bold" officeooo:rsid="0008d0a6" officeooo:paragraph-rsid="0008d0a6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42743" officeooo:paragraph-rsid="00142743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231922" officeooo:paragraph-rsid="00231922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tyle="normal" fo:font-weight="bold" officeooo:rsid="000b1ccc" officeooo:paragraph-rsid="000a7ca2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d42b9" officeooo:paragraph-rsid="001d42b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42743" officeooo:paragraph-rsid="0014274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26c4e" officeooo:paragraph-rsid="00226c4e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31922" officeooo:paragraph-rsid="0023192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2f379" officeooo:paragraph-rsid="0022f379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354b8" officeooo:paragraph-rsid="002354b8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142743" officeooo:paragraph-rsid="00142743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22676e" officeooo:paragraph-rsid="0022676e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231922" officeooo:paragraph-rsid="0023192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231922" officeooo:paragraph-rsid="002761cf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2398ff" officeooo:paragraph-rsid="002398ff" style:font-weight-asian="normal" style:font-weight-complex="normal"/>
    </style:style>
    <style:style style:name="P32" style:family="paragraph" style:parent-style-name="Standard">
      <style:text-properties officeooo:rsid="001e0a5b" officeooo:paragraph-rsid="001e0a5b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2761cf" officeooo:paragraph-rsid="00282199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282199" officeooo:paragraph-rsid="00282199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normal" officeooo:rsid="002eb6ff" officeooo:paragraph-rsid="002eb6f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normal" officeooo:rsid="0035102d" officeooo:paragraph-rsid="0035102d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normal" officeooo:rsid="002a8839" officeooo:paragraph-rsid="00353fc3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353fc3" officeooo:paragraph-rsid="00353fc3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underline-style="none" fo:font-weight="normal" officeooo:rsid="00372d5b" officeooo:paragraph-rsid="00372d5b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underline-style="none" fo:font-weight="normal" officeooo:rsid="00372d5b" officeooo:paragraph-rsid="00389274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underline-style="none" fo:font-weight="normal" officeooo:rsid="00372d5b" officeooo:paragraph-rsid="003c1f5f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underline-style="none" fo:font-weight="normal" officeooo:rsid="00372d5b" officeooo:paragraph-rsid="003dade0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underline-style="none" fo:font-weight="normal" officeooo:rsid="00389274" officeooo:paragraph-rsid="00389274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underline-style="none" fo:font-weight="normal" officeooo:rsid="003a4140" officeooo:paragraph-rsid="003a4140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text-underline-style="none" fo:font-weight="bold" officeooo:rsid="003a4140" officeooo:paragraph-rsid="003a4140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285e2c" officeooo:paragraph-rsid="00285e2c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285e2c" officeooo:paragraph-rsid="002eb6ff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28d511" officeooo:paragraph-rsid="0028d511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2a8839" officeooo:paragraph-rsid="002a8839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2a8839" officeooo:paragraph-rsid="002c23f3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2a8839" officeooo:paragraph-rsid="00353fc3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32a9e7" officeooo:paragraph-rsid="0032a9e7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353fc3" officeooo:paragraph-rsid="00353fc3" style:font-weight-asian="normal" style:font-weight-complex="normal"/>
    </style:style>
    <style:style style:name="P54" style:family="paragraph" style:parent-style-name="Standard">
      <style:text-properties fo:font-weight="normal" officeooo:rsid="0041609d" officeooo:paragraph-rsid="0041609d" style:font-weight-asian="normal" style:font-weight-complex="normal"/>
    </style:style>
    <style:style style:name="P55" style:family="paragraph" style:parent-style-name="Standard">
      <style:text-properties fo:font-weight="normal" officeooo:rsid="0041609d" officeooo:paragraph-rsid="00449996" style:font-weight-asian="normal" style:font-weight-complex="normal"/>
    </style:style>
    <style:style style:name="P56" style:family="paragraph" style:parent-style-name="Standard">
      <style:text-properties fo:font-weight="normal" officeooo:rsid="00449996" officeooo:paragraph-rsid="00449996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weight="bold" officeooo:rsid="00285e2c" officeooo:paragraph-rsid="00285e2c" style:font-weight-asian="bold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weight="bold" officeooo:rsid="001b4909" officeooo:paragraph-rsid="001b4909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officeooo:rsid="0018c5c8" officeooo:paragraph-rsid="0018c5c8"/>
    </style:style>
    <style:style style:name="P6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85e2c" officeooo:paragraph-rsid="00285e2c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eb6ff" officeooo:paragraph-rsid="002eb6ff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372d5b" officeooo:paragraph-rsid="00372d5b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3a4140" officeooo:paragraph-rsid="003a4140" style:font-weight-asian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1b4909" officeooo:paragraph-rsid="001b4909" style:font-weight-asian="normal" style:font-weight-complex="normal"/>
    </style:style>
    <style:style style:name="P65" style:family="paragraph" style:parent-style-name="Standard">
      <style:text-properties officeooo:rsid="0008d0a6" officeooo:paragraph-rsid="0008d0a6"/>
    </style:style>
    <style:style style:name="P66" style:family="paragraph" style:parent-style-name="Standard">
      <style:text-properties officeooo:rsid="0042df23" officeooo:paragraph-rsid="0042df23"/>
    </style:style>
    <style:style style:name="P67" style:family="paragraph" style:parent-style-name="Standard">
      <style:text-properties officeooo:paragraph-rsid="00449996"/>
    </style:style>
    <style:style style:name="P68" style:family="paragraph" style:parent-style-name="Standard">
      <style:text-properties officeooo:rsid="00464e9d" officeooo:paragraph-rsid="00464e9d"/>
    </style:style>
    <style:style style:name="P69" style:family="paragraph" style:parent-style-name="Standard">
      <style:text-properties officeooo:rsid="0048371b" officeooo:paragraph-rsid="004837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1ccc" style:font-weight-asian="bold" style:font-weight-complex="bold"/>
    </style:style>
    <style:style style:name="T3" style:family="text">
      <style:text-properties fo:font-weight="bold" officeooo:rsid="001c4f39" style:font-weight-asian="bold" style:font-weight-complex="bold"/>
    </style:style>
    <style:style style:name="T4" style:family="text">
      <style:text-properties fo:font-weight="bold" officeooo:rsid="002c23f3" style:font-weight-asian="bold" style:font-weight-complex="bold"/>
    </style:style>
    <style:style style:name="T5" style:family="text">
      <style:text-properties fo:font-weight="bold" officeooo:rsid="00353fc3" style:font-weight-asian="bold" style:font-weight-complex="bold"/>
    </style:style>
    <style:style style:name="T6" style:family="text">
      <style:text-properties fo:font-weight="bold" officeooo:rsid="00285e2c" style:font-weight-asian="bold" style:font-weight-complex="bold"/>
    </style:style>
    <style:style style:name="T7" style:family="text">
      <style:text-properties fo:font-weight="bold" officeooo:rsid="003dade0" style:font-weight-asian="bold" style:font-weight-complex="bold"/>
    </style:style>
    <style:style style:name="T8" style:family="text">
      <style:text-properties fo:font-weight="bold" officeooo:rsid="003f9f45" style:font-weight-asian="bold" style:font-weight-complex="bold"/>
    </style:style>
    <style:style style:name="T9" style:family="text">
      <style:text-properties fo:font-weight="bold" officeooo:rsid="0041609d" style:font-weight-asian="bold" style:font-weight-complex="bold"/>
    </style:style>
    <style:style style:name="T10" style:family="text">
      <style:text-properties officeooo:rsid="000a7ca2"/>
    </style:style>
    <style:style style:name="T11" style:family="text">
      <style:text-properties officeooo:rsid="000b1ccc"/>
    </style:style>
    <style:style style:name="T12" style:family="text">
      <style:text-properties officeooo:rsid="000d00e1"/>
    </style:style>
    <style:style style:name="T13" style:family="text">
      <style:text-properties officeooo:rsid="000dc2e2"/>
    </style:style>
    <style:style style:name="T14" style:family="text">
      <style:text-properties officeooo:rsid="000fd795"/>
    </style:style>
    <style:style style:name="T15" style:family="text">
      <style:text-properties officeooo:rsid="00124247"/>
    </style:style>
    <style:style style:name="T16" style:family="text">
      <style:text-properties officeooo:rsid="0015ee6f"/>
    </style:style>
    <style:style style:name="T17" style:family="text">
      <style:text-properties officeooo:rsid="0018c5c8"/>
    </style:style>
    <style:style style:name="T18" style:family="text">
      <style:text-properties officeooo:rsid="001fc72f"/>
    </style:style>
    <style:style style:name="T19" style:family="text">
      <style:text-properties officeooo:rsid="00231922"/>
    </style:style>
    <style:style style:name="T20" style:family="text">
      <style:text-properties officeooo:rsid="00233f48"/>
    </style:style>
    <style:style style:name="T21" style:family="text">
      <style:text-properties officeooo:rsid="002489a3"/>
    </style:style>
    <style:style style:name="T22" style:family="text">
      <style:text-properties officeooo:rsid="0025ab40"/>
    </style:style>
    <style:style style:name="T23" style:family="text">
      <style:text-properties officeooo:rsid="002761cf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a21e9" style:font-weight-asian="normal" style:font-weight-complex="normal"/>
    </style:style>
    <style:style style:name="T26" style:family="text">
      <style:text-properties fo:font-weight="normal" officeooo:rsid="00449996" style:font-weight-asian="normal" style:font-weight-complex="normal"/>
    </style:style>
    <style:style style:name="T27" style:family="text">
      <style:text-properties officeooo:rsid="002a6eff"/>
    </style:style>
    <style:style style:name="T28" style:family="text">
      <style:text-properties officeooo:rsid="002a8839"/>
    </style:style>
    <style:style style:name="T29" style:family="text">
      <style:text-properties officeooo:rsid="002c23f3"/>
    </style:style>
    <style:style style:name="T30" style:family="text">
      <style:text-properties officeooo:rsid="00353fc3"/>
    </style:style>
    <style:style style:name="T31" style:family="text">
      <style:text-properties officeooo:rsid="00389274"/>
    </style:style>
    <style:style style:name="T32" style:family="text">
      <style:text-properties officeooo:rsid="00392881"/>
    </style:style>
    <style:style style:name="T33" style:family="text">
      <style:text-properties officeooo:rsid="003c1f5f"/>
    </style:style>
    <style:style style:name="T34" style:family="text">
      <style:text-properties officeooo:rsid="0042df23"/>
    </style:style>
    <style:style style:name="T35" style:family="text">
      <style:text-properties officeooo:rsid="00449996"/>
    </style:style>
    <style:style style:name="T36" style:family="text">
      <style:text-properties officeooo:rsid="00464e9d"/>
    </style:style>
    <style:style style:name="T37" style:family="text">
      <style:text-properties officeooo:rsid="0048ab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ografia – Rascunho</text:p>
      <text:p text:style-name="P1"><text:tab/><text:tab/><text:tab/><text:tab/><text:tab/><text:tab/><text:span text:style-name="T9">Definição</text:span></text:p>
      <text:p text:style-name="P54"/>
      <text:p text:style-name="P55">Arduino é uma plataforma <text:span text:style-name="T34">básica de hardware e software que permite a criação de protótipos eletrônicos com facilidade. </text:span></text:p>
      <text:p text:style-name="P56">Mas vamos com calma. O que é protótipo ?</text:p>
      <text:p text:style-name="P55"><text:span text:style-name="T34">Protótipo, no sentido mais amplo, é o produto gerado, de caráter experimental ou de teste, com objetivo de avaliar sua aceitação e corrigir eventuais falhas e até mesmo aprimorá-lo.</text:span></text:p>
      <text:p text:style-name="P55"><text:span text:style-name="T35">Logo, o arduino é utilizado amplamente em caráter experimental por amadores e/ou entusiastas de eletrônica, para diversas finalidades.</text:span></text:p>
      <text:p text:style-name="P55"><text:span text:style-name="T35"><text:s text:c="2"/></text:span></text:p>
      <text:p text:style-name="P55"><text:span text:style-name="T35">Agora, olhando estritamente o hardware do projeto, arduino é uma plataforma de microcontrolador de placa única e de hardware livre. (baseado em: <text:s/></text:span><text:a xlink:type="simple" xlink:href="https://pt.wikipedia.org/wiki/Arduino"><text:span text:style-name="T35">https://pt.wikipedia.org/wiki/Arduino</text:span></text:a><text:span text:style-name="T35">)</text:span></text:p>
      <text:p text:style-name="P56">Vamos detalhar um pouco mais:</text:p>
      <text:p text:style-name="P56">A placa possui um chip de microcontrolador. Tal chip atua como um computador na placa, literalmente falando. Inclusive, ele possui muitos componentes similares aos presentes em uma placa-mãe de um computador pessoal. Todos os componentes básicos do arduino, como pinos, o controlador, interface USB, cristal, <text:span text:style-name="T36">terminais de conexão, </text:span>entre outros, todos <text:span text:style-name="T36">estão </text:span>condensados em uma única placa de circuito impresso.</text:p>
      <text:p text:style-name="P56"/>
      <text:p text:style-name="P67"><text:span text:style-name="T26">“</text:span>A ideia do Arduino é possibilitar que desenvolvedores criem aplicativos específicos para rodar em um circuito eletrônico básico. A partir de tais circuitos, o Arduino possibilitará a criação de gadgets e eletrônicos de alta qualidade.<text:span text:style-name="T26">” </text:span></text:p>
      <text:p text:style-name="P66">(<text:a xlink:type="simple" xlink:href="http://www.tecmundo.com.br/android/10098-arduino-a-plataforma-open-source-que-vai-automatizar-a-sua-vida.htm">http://www.tecmundo.com.br/android/10098-arduino-a-plataforma-open-source-que-vai-automatizar-a-sua-vida.htm</text:a>)</text:p>
      <text:p text:style-name="P66"/>
      <text:p text:style-name="P68">Mas vamos com calma novamente. Como assim, plataforma de hardware livre ?</text:p>
      <text:p text:style-name="P69">A placa de arduino não é gratuita para adquirí-la, embora seu custo não seja alto.</text:p>
      <text:p text:style-name="P69">Porém, o software de programação <text:span text:style-name="T37">arduino </text:span>é gratuito bem como arquivos de documentação do projeto com os desenhos dos circuitos <text:span text:style-name="T37">e tudo é</text:span> disponibilizado gratuitamente na Internet.</text:p>
      <text:p text:style-name="P69">Hardware livre é uma analogia ao software livre, com a diferença de que não se trata de código aberto, e sim, <text:span text:style-name="T37">que</text:span> o design <text:span text:style-name="T37">dos cirtuitos</text:span> <text:span text:style-name="T37">pode ser adaptado por qualquer pessoa (que entenda de eletrônica, obviamente).</text:span> <text:s text:c="3"/></text:p>
      <text:p text:style-name="P66"/>
      <text:p text:style-name="P66"/>
      <text:p text:style-name="P58">Arquitetura</text:p>
      <text:p text:style-name="P64"/>
      <text:p text:style-name="P59"><text:span text:style-name="T24">O componente de hardware mais importante da placa é o chip </text:span><text:span text:style-name="T25">micro</text:span><text:span text:style-name="T24">controlador. Ele tem a mesma função de um chip de CPU em um computador, que é executar milhões de instruções por segundo. <text:s text:c="3"/></text:span></text:p>
      <text:p text:style-name="P32"/>
      <text:p text:style-name="P1"><text:tab/><text:tab/><text:tab/><text:tab/><text:tab/> <text:s text:c="2"/><text:span text:style-name="T2">Ambiente de </text:span><text:span text:style-name="T3">programação</text:span></text:p>
      <text:p text:style-name="P17"/>
      <text:p text:style-name="P1">A primeira tarefa para colocar em funcionamento uma placa Arduíno é alimentá-la com energia elétrica. As novas placas já vem com um programa que faz um LED piscar indicando operabilidade da placa quando a mesma está recebendo energia elétrica. <text:s/>A maneira mais simples de se fazer isso é conectar a placa a um computador hospedeiro via c<text:span text:style-name="T12">abo</text:span> USB. </text:p>
      <text:p text:style-name="P1"><text:s text:c="3"/></text:p>
      <text:p text:style-name="P2">Para conseguirmos transferir programas do computador para a placa, é necessário instalar o aplicativo do Arduino. (incluir figura). Tal aplicativo é disponibilizado para Windows, MAC e Linux <text:span text:style-name="T10">e serve como ambiente de desenvolvimento, abstraindo o baixo nivel da placa e facilitando sua programação</text:span>. Pode ser necessária a instalação de drivers de USB se <text:span text:style-name="T18">o Sistema Operacional requisitá-los</text:span>.</text:p>
      <text:p text:style-name="P3"><text:soft-page-break/>Ao iniciar o aplicativo, é necessário informar o tipo da placa (Uno, por exemplo) <text:span text:style-name="T11">e</text:span> a porta serial do computador que o SO trabalha (COM3 para Windows por exemplo) e escrever um sketch <text:span text:style-name="T11">(assim são denominados os programas em Arduino)</text:span> <text:span text:style-name="T10">e salvá-lo. Após isso, deve-se clicar no botão upload, que irá compilar o sketch e depois transferí-lo para a placa. Nesta etapa, vários LEDs começam a piscar incessantemente indicando o progresso da transferencia. Por fim, uma mensagem de sucesso será exibida na tela. A placa começará então a executar automaticamente o sketch. </text:span></text:p>
      <text:p text:style-name="P4">Os sketchs ficam salvos no sistema de arquivos do computador permanentemente.</text:p>
      <text:p text:style-name="P4"/>
      <text:p text:style-name="P20">Programação</text:p>
      <text:p text:style-name="P21">Comentários</text:p>
      <text:p text:style-name="P11"/>
      <text:p text:style-name="P8">[A linguagem de programação do Arduíno é C++, embora seja possível programar as placas usando a linguagem C. Isso é possível uma vez que C++ é uma extensão de C, com a principal diferença de que C++ oferece suporte a Orientação a Objeto.](depois) </text:p>
      <text:p text:style-name="P10"><text:s/></text:p>
      <text:p text:style-name="P9"><text:span text:style-name="T15">O fato é que, </text:span>em muitos casos, C funciona muito bem, principalmente quando os sketchs são mais simples <text:span text:style-name="T15">e/</text:span>ou curtos.</text:p>
      <text:p text:style-name="P8"/>
      <text:p text:style-name="P5">Os sketchs escritos pelo programador devem sempre conter as funções:</text:p>
      <text:p text:style-name="P5"><text:s/>void setup() { ... } e void loop() { … }</text:p>
      <text:p text:style-name="P5"/>
      <text:p text:style-name="P5">Caso contrário, um erro de compilação é gerado. </text:p>
      <text:p text:style-name="P5">A compilação é necessária para gerar o código binário de máquina, que é o único código inteligível pel<text:span text:style-name="T13">o hardware</text:span> d<text:span text:style-name="T16">e</text:span> Arduino. </text:p>
      <text:p text:style-name="P10">Após a compilação, feita na máquina hospedeiro, é feita a transferência do código binário até a memória flash da placa, que tem o papel de armazenar exclusivamente e permanentemente os sketchs . <text:span text:style-name="T17">(pag. 29)</text:span> </text:p>
      <text:p text:style-name="P10"/>
      <text:p text:style-name="P6">Ambas funções não exigem código <text:span text:style-name="T14">no </text:span>corpo de <text:span text:style-name="T14">sua</text:span> definição, mesmo que isso acarrete em um código com pouca ou nenhuma funcionalidade. </text:p>
      <text:p text:style-name="P7">A função setup tem como <text:span text:style-name="T14">finalidade</text:span> rodar comandos de inicialização, ou mais precisamente, <text:s/>comandos em que é necessário rodar uma única vez e logo no início da execução <text:span text:style-name="T14">do sketch</text:span>.</text:p>
      <text:p text:style-name="P7"><text:span text:style-name="T14">Já a função loop tem como finalidade rodar um bloco de comandos repetidamente. <text:s/></text:span><text:s text:c="4"/></text:p>
      <text:p text:style-name="P5"><text:s/>// <text:span text:style-name="T14">exemplo de codigo pisca-pisca(pag. 34)</text:span></text:p>
      <text:p text:style-name="P22"/>
      <text:p text:style-name="P23">Funções</text:p>
      <text:p text:style-name="P22"/>
      <text:p text:style-name="P22">Variáveis</text:p>
      <text:p text:style-name="P27">…</text:p>
      <text:p text:style-name="P27"/>
      <text:p text:style-name="P28">Operadores aritméticos (+, -, *, /) : A ordem de precedência entre as operações, da maior para a menor, é a seguinte: </text:p>
      <text:p text:style-name="P28"/>
      <text:p text:style-name="P28">1) multiplicação (*)</text:p>
      <text:p text:style-name="P28">2) divisão (/)</text:p>
      <text:p text:style-name="P28">3) soma (+)</text:p>
      <text:p text:style-name="P28">4) subtração (-)</text:p>
      <text:p text:style-name="P27"/>
      <text:p text:style-name="P28">Pode-se optar pelo uso de parênteses para modificar a ordem de precedência ou mesmo por questão de segurança e seu uso não é obrigatório.</text:p>
      <text:p text:style-name="P18"/>
      <text:p text:style-name="P12"><text:s/></text:p>
      <text:p text:style-name="P25"><text:soft-page-break/>Função Loop</text:p>
      <text:p text:style-name="P24"/>
      <text:p text:style-name="P29">Como esta função especial roda repetidamente o corpo de código contido nela, seu uso está frequentemente relacionado com o tratamento de entrada e saída explicitado pelo programador. Falaremos mais adiante sobre entrada e saída, mas por assim dizer, é <text:span text:style-name="T20">desejável</text:span> que esta função rode o maior número possível de vezes <text:span text:style-name="T20">para tratar quaisquer eventos externos, ou seja, que a função execute o mais rápido possível, para tornar rápida a resposta vinda do arduino</text:span>. </text:p>
      <text:p text:style-name="P12"/>
      <text:p text:style-name="P26">Modularização com funções</text:p>
      <text:p text:style-name="P15"/>
      <text:p text:style-name="P13"><text:span text:style-name="T19">(</text:span>Cap 5<text:span text:style-name="T19">)</text:span></text:p>
      <text:p text:style-name="P19">Comunicação serial com o arduino</text:p>
      <text:p text:style-name="P16"/>
      <text:p text:style-name="P16">A comunicação serial entre a placa e o computador é feita via USB. <text:s/></text:p>
      <text:p text:style-name="P14"/>
      <text:p text:style-name="P24">Serial Monitor como recurso de teste</text:p>
      <text:p text:style-name="P24"/>
      <text:p text:style-name="P30">É <text:span text:style-name="T23">um recurso disponibilizado na IDE, e consiste na interação entre os skectchs e a placa de arduino.</text:span></text:p>
      <text:p text:style-name="P33">Por meio do Serial Monnitor, dados podem ser processados e enviados pela placa e exibidos na tela.</text:p>
      <text:p text:style-name="P34">Dados também podem <text:s/></text:p>
      <text:p text:style-name="P24"/>
      <text:p text:style-name="P31">A função Serial.begin deve ser a primeira a ser chamada caso for utilizada a comunicação serial entre o Arduino e <text:span text:style-name="T22">o computador (ou ainda </text:span>outro dispositivo <text:span text:style-name="T23">conectado à porta </text:span>serial<text:span text:style-name="T22">).</text:span></text:p>
      <text:p text:style-name="P31"/>
      <text:p text:style-name="P31">Essa função recebe um inteiro como argumento, indicando a taxa de bits por segundo que serão enviados e/ou recebidos. A taxa configurada <text:span text:style-name="T21">pela placa de Arduino </text:span>deve<text:span text:style-name="T21">ria</text:span> ser a mesma tanto para envio <text:span text:style-name="T21">quanto</text:span> para recebimento de bits, caso contrário, a saída impressa no Serial Monitor será i<text:span text:style-name="T27">n</text:span>compreensível ou mesmo nada será impresso. </text:p>
      <text:p text:style-name="P14"/>
      <text:p text:style-name="P24">Função Serial.available</text:p>
      <text:p text:style-name="P14"/>
      <text:p text:style-name="P14"/>
      <text:p text:style-name="P14"/>
      <text:p text:style-name="P57">Entrada e Saída</text:p>
      <text:p text:style-name="P46"/>
      <text:p text:style-name="P46">A função pinMode deve sempre ser chamada no setup quando algum pino for utilizado no projeto. </text:p>
      <text:p text:style-name="P46">Ela recebe como primeiro argumento um inteiro, que indica o número do pino, e como segundo argumento o modo (INPUT ou OUTPUT).</text:p>
      <text:p text:style-name="P48">É <text:span text:style-name="T28">importante destacar que os pinos digitais da placa de Arduino já possuem implementados resistores pull-up em suas conexões e são apenas configuráveis pelo programador, pois eles normalmente vem desligados. Assim, não é necessário se preocupar quanto a erros de leitura nos pinos de entrada digitais devido a flutuações de corrente elétrica.</text:span> </text:p>
      <text:p text:style-name="P49"/>
      <text:p text:style-name="P49">Exemplo:</text:p>
      <text:p text:style-name="P49"/>
      <text:p text:style-name="P50">int inputPin = 5;</text:p>
      <text:p text:style-name="P50"><text:s/></text:p>
      <text:p text:style-name="P49">void setup() {</text:p>
      <text:p text:style-name="P49"><text:s text:c="5"/>pinMode(<text:span text:style-name="T29">inputPin, INPUT</text:span>);<text:tab/> <text:s text:c="7"/>// <text:span text:style-name="T29">pino 5 será entrada</text:span><text:tab/><text:tab/></text:p>
      <text:p text:style-name="P49"><text:s text:c="5"/><text:span text:style-name="T1">digitalWrite(inputPin, HIGH); <text:tab/> <text:s text:c="7"/>// </text:span><text:span text:style-name="T4">habilitando o resistor de pull-up no pino <text:s/>5</text:span></text:p>
      <text:p text:style-name="P49">}</text:p>
      <text:p text:style-name="P46"/>
      <text:p text:style-name="P61"><text:soft-page-break/>Níveis lógicos</text:p>
      <text:p text:style-name="P35"/>
      <text:p text:style-name="P35">Em termos digitais, o nível “alto” (HIGH ou 1) equivale a uma tensão de 5V em um dos terminais da placa. </text:p>
      <text:p text:style-name="P35">Já o nível “baixo” (LOW ou 0) equivale a uma tensão de 0V em um dos terminais.</text:p>
      <text:p text:style-name="P52">Em termos analógicos, a tensão nos pinos analógicos pode variar para qualquer valor no intervalo</text:p>
      <text:p text:style-name="P52">0V – 5V. </text:p>
      <text:p text:style-name="P52">A placa de Arduino conta com pinos analógicos e digitais, tanto para entrada quanto para saída de dados. </text:p>
      <text:p text:style-name="P47"/>
      <text:p text:style-name="P60">Saídas digitais</text:p>
      <text:p text:style-name="P60"/>
      <text:p text:style-name="P36">A placa conta normalmente com 14 pinos digitais, numerados de 0 a 13. </text:p>
      <text:p text:style-name="P38">Exemplo de uso típico:</text:p>
      <text:p text:style-name="P38"/>
      <text:p text:style-name="P38">int output = 13;</text:p>
      <text:p text:style-name="P38"/>
      <text:p text:style-name="P38">void setup() {</text:p>
      <text:p text:style-name="P37"><text:s text:c="4"/>pinMode(<text:span text:style-name="T30">output, OUTPUT</text:span>); <text:s/>// <text:span text:style-name="T30">pino 13 é saída</text:span></text:p>
      <text:p text:style-name="P51"><text:span text:style-name="T1"><text:s text:c="4"/>digitalWrite(</text:span><text:span text:style-name="T5">output</text:span><text:span text:style-name="T1">, HIGH); <text:s text:c="2"/>// </text:span><text:span text:style-name="T5">acender o LED</text:span><text:span text:style-name="T1"> </text:span></text:p>
      <text:p text:style-name="P53">}</text:p>
      <text:p text:style-name="P53"/>
      <text:p text:style-name="P62">Saídas analógicas</text:p>
      <text:p text:style-name="P62"/>
      <text:p text:style-name="P39">Alguns pinos digitais também podem atuar como saídas analógicas ao fornecer valores variáveis de tensão, e não apenas 5V ou 0V. Eles vem com uma marcação de “~” ou “PWM”. </text:p>
      <text:p text:style-name="P41">A sigla PWM significa Pulse Width Modulation (Modulação por Largura de Pulso), sendo um método de <text:span text:style-name="T33">se</text:span> variar a tensão regulando-<text:span text:style-name="T33">se</text:span> a duração dos pulsos elétricos, mas <text:span text:style-name="T33">mantendo</text:span> a taxa de envio dos pulsos constante. <text:span text:style-name="T33">Com isso, é possível variar a potência elétrica.</text:span></text:p>
      <text:p text:style-name="P40"/>
      <text:p text:style-name="P40"><text:span text:style-name="T31">A função analogWrite(pino_saida, num_pwm) gera um valor de saída variável. </text:span></text:p>
      <text:p text:style-name="P43">O primeiro argumento é um inteiro que define o número do pino.</text:p>
      <text:p text:style-name="P40"/>
      <text:p text:style-name="P40"><text:span text:style-name="T31">O segundo argumento está na unidade PWM, e ele deve ser um inteiro entre 0 (potência mínima) e 255 (potência máxima). </text:span></text:p>
      <text:p text:style-name="P43">PWM é uma unidade mais <text:span text:style-name="T32">prática</text:span> para valores analógicos <text:span text:style-name="T32">do que a tensão em si</text:span>.</text:p>
      <text:p text:style-name="P43"/>
      <text:p text:style-name="P63">Entradas analógicas</text:p>
      <text:p text:style-name="P40"/>
      <text:p text:style-name="P44">A função analogRead(numPino) é usada para ler uma entrada analógica (e.g. A0, A1, … ,A4). </text:p>
      <text:p text:style-name="P44">Assim, analogRead(0) irá ler a entrada A0. </text:p>
      <text:p text:style-name="P44">Pode-se utilizar um fio e conectar A0 em GND. Assim, a função lerá 0V.</text:p>
      <text:p text:style-name="P44">Ao conectar o A0 ao terminal de 5V, a leitura irá indicar algo em torno de 1023, que é máximo.</text:p>
      <text:p text:style-name="P44">Outros valores de tensão poderão ser lidos precisamente também. </text:p>
      <text:p text:style-name="P40"><text:tab/><text:tab/></text:p>
      <text:p text:style-name="P42"><text:tab/><text:tab/><text:tab/><text:tab/><text:tab/><text:span text:style-name="T6">Entrada e Saída </text:span><text:span text:style-name="T7">avançadas</text:span></text:p>
      <text:p text:style-name="P42"><text:tab/><text:tab/><text:tab/><text:tab/><text:tab/></text:p>
      <text:p text:style-name="P42"><text:tab/><text:tab/><text:tab/><text:tab/><text:tab/><text:span text:style-name="T8">Armazenamento de dados</text:span></text:p>
      <text:p text:style-name="P42"><text:tab/><text:tab/><text:tab/></text:p>
      <text:p text:style-name="P45">Biblioteca padrão do Ardu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4:01:22.268714172</meta:creation-date>
    <dc:date>2015-12-08T19:38:34.925336112</dc:date>
    <meta:editing-duration>P1DT20H48M15S</meta:editing-duration>
    <meta:editing-cycles>51</meta:editing-cycles>
    <meta:generator>LibreOffice/4.2.7.2$Linux_x86 LibreOffice_project/420m0$Build-2</meta:generator>
    <meta:document-statistic meta:table-count="0" meta:image-count="0" meta:object-count="0" meta:page-count="4" meta:paragraph-count="105" meta:word-count="1501" meta:character-count="9345" meta:non-whitespace-character-count="7808"/>
  </office:meta>
</office:document-meta>
</file>